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margin-top="0in" fo:margin-bottom="0.2083in"/>
      <style:text-properties style:font-name="Segoe UI" style:font-name-complex="Segoe UI" fo:color="#000000"/>
    </style:style>
    <style:style style:name="P2" style:parent-style-name="NormalWeb" style:family="paragraph">
      <style:paragraph-properties fo:margin-top="0.2083in" fo:margin-bottom="0.2083in"/>
      <style:text-properties style:font-name="Segoe UI" style:font-name-complex="Segoe UI" fo:color="#000000"/>
    </style:style>
    <style:style style:name="P3" style:parent-style-name="NormalWeb" style:family="paragraph">
      <style:paragraph-properties fo:margin-top="0.2083in" fo:margin-bottom="0.2083in"/>
      <style:text-properties style:font-name="Segoe UI" style:font-name-complex="Segoe UI" fo:color="#000000"/>
    </style:style>
    <style:style style:name="P4" style:parent-style-name="NormalWeb" style:family="paragraph">
      <style:paragraph-properties fo:margin-top="0.2083in" fo:margin-bottom="0.2083in"/>
      <style:text-properties style:font-name="Segoe UI" style:font-name-complex="Segoe UI" fo:color="#000000"/>
    </style:style>
    <style:style style:name="P5" style:parent-style-name="NormalWeb" style:family="paragraph">
      <style:paragraph-properties fo:margin-top="0.2083in" fo:margin-bottom="0.2083in"/>
      <style:text-properties style:font-name="Segoe UI" style:font-name-complex="Segoe UI" fo:color="#000000"/>
    </style:style>
    <style:style style:name="P6" style:parent-style-name="NormalWeb" style:family="paragraph">
      <style:paragraph-properties fo:margin-top="0.2083in" fo:margin-bottom="0.2083in"/>
      <style:text-properties style:font-name="Segoe UI" style:font-name-complex="Segoe UI" fo:color="#000000"/>
    </style:style>
    <style:style style:name="P7" style:parent-style-name="NormalWeb" style:family="paragraph">
      <style:paragraph-properties fo:margin-top="0.2083in" fo:margin-bottom="0.2083in"/>
      <style:text-properties style:font-name="Segoe UI" style:font-name-complex="Segoe UI" fo:color="#000000"/>
    </style:style>
    <style:style style:name="P8" style:parent-style-name="NormalWeb" style:family="paragraph">
      <style:paragraph-properties fo:margin-top="0.2083in" fo:margin-bottom="0.2083in"/>
      <style:text-properties style:font-name="Segoe UI" style:font-name-complex="Segoe UI" fo:color="#000000"/>
    </style:style>
    <style:style style:name="P9" style:parent-style-name="Normal" style:family="paragraph">
      <style:text-properties fo:color="#000000"/>
    </style:style>
  </office:automatic-styles>
  <office:body>
    <office:text text:use-soft-page-breaks="true">
      <text:p text:style-name="P1">Terms and Conditions:</text:p>
      <text:p text:style-name="P2">Welcome to our clothing website, which is created solely for educational and practice purposes. Please read these terms and conditions carefully before using the site.</text:p>
      <text:p text:style-name="P3">By using our website, you agree to be bound by these terms and conditions. If you do not agree with any part of these terms and conditions, please do not use our website.</text:p>
      <text:p text:style-name="P4">The information and content provided on our website is for educational and practice purposes only. We do not sell any of the products displayed on our website, and we do not intend to create any actual commercial transactions or business relationships.</text:p>
      <text:p text:style-name="P5">All images, logos, and trademarks displayed on our website are the property of their respective owners. You are not permitted to use any of these materials without the prior written consent of the owner.</text:p>
      <text:p text:style-name="P6">We do not guarantee the accuracy or completeness of the information provided on our website. We are not responsible for any errors or omissions that may appear on the site.</text:p>
      <text:p text:style-name="P7">We reserve the right to modify or terminate our website at any time without prior notice. We are not liable for any damages arising from the use or inability to use our website.</text:p>
      <text:p text:style-name="P8">By using our website, you agree to indemnify and hold harmless us and our affiliates from any and all claims, damages, expenses, and liabilities arising from your use of the site.</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il Hammaini</meta:initial-creator>
    <dc:creator>Adil Hammaini</dc:creator>
    <meta:creation-date>2023-04-01T12:11:00Z</meta:creation-date>
    <dc:date>2023-04-01T12:22:00Z</dc:date>
    <meta:template xlink:href="Normal" xlink:type="simple"/>
    <meta:editing-cycles>1</meta:editing-cycles>
    <meta:editing-duration>PT660S</meta:editing-duration>
    <meta:document-statistic meta:page-count="1" meta:paragraph-count="2" meta:word-count="207" meta:character-count="1348" meta:row-count="9" meta:non-whitespace-character-count="1143"/>
  </office:meta>
</office:document-meta>
</file>